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138704" officeooo:paragraph-rsid="000a687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2pt" style:text-underline-style="solid" style:text-underline-width="auto" style:text-underline-color="font-color" fo:font-weight="bold" officeooo:rsid="00181e76" officeooo:paragraph-rsid="000b97e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fo:font-size="12pt" style:text-underline-style="solid" style:text-underline-width="auto" style:text-underline-color="font-color" fo:font-weight="bold" officeooo:rsid="00138704" officeooo:paragraph-rsid="000a687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fo:font-size="12pt" style:text-underline-style="solid" style:text-underline-width="auto" style:text-underline-color="font-color" fo:font-weight="bold" officeooo:rsid="001587bb" officeooo:paragraph-rsid="000b97e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fo:font-size="12pt" style:text-underline-style="solid" style:text-underline-width="auto" style:text-underline-color="font-color" fo:font-weight="bold" officeooo:rsid="001769dc" officeooo:paragraph-rsid="000b97e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138704" officeooo:paragraph-rsid="000a687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fo:font-size="14pt" style:text-underline-style="solid" style:text-underline-width="auto" style:text-underline-color="font-color" fo:font-weight="bold" officeooo:rsid="00138704" officeooo:paragraph-rsid="000a687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fo:font-size="14pt" style:text-underline-style="solid" style:text-underline-width="auto" style:text-underline-color="font-color" fo:font-weight="bold" officeooo:rsid="000b97e9" officeooo:paragraph-rsid="000b97e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fo:font-size="14pt" style:text-underline-style="none" fo:font-weight="normal" officeooo:rsid="00138704" officeooo:paragraph-rsid="000a687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587bb" officeooo:paragraph-rsid="000b97e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81e76" officeooo:paragraph-rsid="000b97e9" style:font-size-asian="12pt" style:font-weight-asian="normal" style:font-size-complex="12pt" style:font-weight-complex="normal"/>
    </style:style>
    <style:style style:name="T1" style:family="text">
      <style:text-properties officeooo:rsid="000a687f"/>
    </style:style>
    <style:style style:name="T2" style:family="text">
      <style:text-properties fo:color="#000000" loext:opacity="100%" style:text-underline-style="none" fo:font-weight="normal" style:font-weight-asian="normal" style:font-weight-complex="normal"/>
    </style:style>
    <style:style style:name="T3" style:family="text">
      <style:text-properties fo:color="#000000" loext:opacity="100%" style:text-underline-style="none" fo:font-weight="normal" officeooo:rsid="001b82b1" style:font-weight-asian="normal" style:font-weight-complex="normal"/>
    </style:style>
    <style:style style:name="T4" style:family="text">
      <style:text-properties fo:color="#000000" loext:opacity="100%" style:text-underline-style="none" fo:font-weight="normal" officeooo:rsid="0013b98f" style:font-weight-asian="normal" style:font-weight-complex="normal"/>
    </style:style>
    <style:style style:name="T5" style:family="text">
      <style:text-properties fo:color="#000000" loext:opacity="100%" style:text-underline-style="none" fo:font-weight="normal" officeooo:rsid="00144eee" style:font-weight-asian="normal" style:font-weight-complex="normal"/>
    </style:style>
    <style:style style:name="T6" style:family="text">
      <style:text-properties fo:color="#000000" loext:opacity="100%" style:text-underline-style="none" fo:font-weight="normal" officeooo:rsid="0014e409" style:font-weight-asian="normal" style:font-weight-complex="normal"/>
    </style:style>
    <style:style style:name="T7" style:family="text">
      <style:text-properties fo:color="#000000" loext:opacity="100%" style:text-underline-style="none" fo:font-weight="normal" officeooo:rsid="001769dc" style:font-weight-asian="normal" style:font-weight-complex="normal"/>
    </style:style>
    <style:style style:name="T8" style:family="text">
      <style:text-properties fo:color="#000000" loext:opacity="100%" style:text-underline-style="none" fo:font-weight="normal" officeooo:rsid="001587bb" style:font-weight-asian="normal" style:font-weight-complex="normal"/>
    </style:style>
    <style:style style:name="T9" style:family="text">
      <style:text-properties fo:color="#000000" loext:opacity="100%" style:text-underline-style="none" fo:font-weight="normal" officeooo:rsid="00181e76" style:font-weight-asian="normal" style:font-weight-complex="normal"/>
    </style:style>
    <style:style style:name="T10" style:family="text">
      <style:text-properties fo:color="#000000" loext:opacity="100%" style:text-underline-style="none" fo:font-weight="normal" officeooo:rsid="0019fc2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artie : </text:span><text:span text:style-name="T1">Base de donnée</text:span></text:p>
      <text:p text:style-name="P1"/>
      <text:p text:style-name="P6"/>
      <text:p text:style-name="P9"/>
      <text:p text:style-name="P7"><text:span text:style-name="T4">L’entreprise A</text:span><text:span text:style-name="T5">B</text:span><text:span text:style-name="T4">AM est une entreprise de location de voiture se situant partout en France dont le siège se situe à Clermont-Ferrand .</text:span></text:p>
      <text:p text:style-name="P7"><text:span text:style-name="T4">A</text:span><text:span text:style-name="T5">B</text:span><text:span text:style-name="T4">AM </text:span><text:span text:style-name="T5">intervient sur le marché de la location de voiture .</text:span></text:p>
      <text:p text:style-name="P8"><text:span text:style-name="T5">E</text:span><text:span text:style-name="T2">lle fonctionne par zones , chacune de ces zones est constitué de différent parc de location .</text:span></text:p>
      <text:p text:style-name="P8"><text:span text:style-name="T2">Cette entreprise permet de louer une voiture au plus près de chez vous grâce a notre grand nombre de parc éparpille partout en France depuis notre site web ou bien vous pouvez tus simplement vous rendre dans une de nos agence .</text:span></text:p>
      <text:p text:style-name="P8"><text:span text:style-name="T5">N</text:span><text:span text:style-name="T2">ous avons un très large choix de véhicule qui convient a n’importe quel utilisateurs 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22:17:54.990676887</meta:creation-date>
    <dc:date>2022-12-11T22:36:12.229710850</dc:date>
    <meta:editing-duration>PT18M19S</meta:editing-duration>
    <meta:editing-cycles>2</meta:editing-cycles>
    <meta:generator>LibreOffice/7.4.3.2$Linux_X86_64 LibreOffice_project/40$Build-2</meta:generator>
    <meta:document-statistic meta:table-count="0" meta:image-count="0" meta:object-count="0" meta:page-count="1" meta:paragraph-count="6" meta:word-count="112" meta:character-count="620" meta:non-whitespace-character-count="514"/>
  </office:meta>
</office:document-meta>
</file>